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7cm" table:align="center"/>
    </style:style>
    <style:style style:name="Tableau1.A" style:family="table-column">
      <style:table-column-properties style:column-width="5.593cm"/>
    </style:style>
    <style:style style:name="Tableau1.B" style:family="table-column">
      <style:table-column-properties style:column-width="2.021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F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F2" style:family="table-cell">
      <style:table-cell-properties fo:padding="0.097cm" fo:border-left="1pt solid #000000" fo:border-right="1pt solid #000000" fo:border-top="none" fo:border-bottom="1pt solid #000000"/>
    </style:style>
    <style:style style:name="Tableau6" style:family="table">
      <style:table-properties style:width="11cm" table:align="left"/>
    </style:style>
    <style:style style:name="Tableau6.A" style:family="table-column">
      <style:table-column-properties style:column-width="7.001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1.998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1cm" table:align="left"/>
    </style:style>
    <style:style style:name="Tableau7.A" style:family="table-column">
      <style:table-column-properties style:column-width="7.0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1.998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1.587cm" table:align="left"/>
    </style:style>
    <style:style style:name="Tableau4.A" style:family="table-column">
      <style:table-column-properties style:column-width="5.925cm"/>
    </style:style>
    <style:style style:name="Tableau4.B" style:family="table-column">
      <style:table-column-properties style:column-width="1.887cm"/>
    </style:style>
    <style:style style:name="Tableau4.A1" style:family="table-cell">
      <style:table-cell-properties fo:padding="0.097cm" fo:border-left="1pt solid #000000" fo:border-right="none" fo:border-top="1pt solid #000000" fo:border-bottom="1pt solid #000000"/>
    </style:style>
    <style:style style:name="Tableau4.D1" style:family="table-cell">
      <style:table-cell-properties fo:padding="0.097cm" fo:border="1pt solid #000000"/>
    </style:style>
    <style:style style:name="Tableau4.A2" style:family="table-cell">
      <style:table-cell-properties fo:padding="0.097cm" fo:border-left="1pt solid #000000" fo:border-right="none" fo:border-top="none" fo:border-bottom="1pt solid #000000"/>
    </style:style>
    <style:style style:name="Tableau4.D2" style:family="table-cell">
      <style:table-cell-properties fo:padding="0.097cm" fo:border-left="1pt solid #000000" fo:border-right="1pt solid #000000" fo:border-top="none" fo:border-bottom="1pt solid #000000"/>
    </style:style>
    <style:style style:name="Tableau2" style:family="table">
      <style:table-properties style:width="12.395cm" table:align="left"/>
    </style:style>
    <style:style style:name="Tableau2.A" style:family="table-column">
      <style:table-column-properties style:column-width="6.198cm"/>
    </style:style>
    <style:style style:name="Tableau2.B" style:family="table-column">
      <style:table-column-properties style:column-width="2.066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D1" style:family="table-cell">
      <style:table-cell-properties fo:padding="0.097cm" fo:border="1pt solid #000000"/>
    </style:style>
    <style:style style:name="Tableau2.2" style:family="table-row">
      <style:table-row-properties style:min-row-height="2cm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3" style:family="table">
      <style:table-properties style:width="11cm" table:align="left"/>
    </style:style>
    <style:style style:name="Tableau3.A" style:family="table-column">
      <style:table-column-properties style:column-width="7.001cm"/>
    </style:style>
    <style:style style:name="Tableau3.B" style:family="table-column">
      <style:table-column-properties style:column-width="2cm"/>
    </style:style>
    <style:style style:name="Tableau3.C" style:family="table-column">
      <style:table-column-properties style:column-width="1.998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 style:data-style-name="N0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B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5.498cm" table:align="left"/>
    </style:style>
    <style:style style:name="Tableau5.A" style:family="table-column">
      <style:table-column-properties style:column-width="6.992cm"/>
    </style:style>
    <style:style style:name="Tableau5.B" style:family="table-column">
      <style:table-column-properties style:column-width="4.253cm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C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officeooo:rsid="010d0489" officeooo:paragraph-rsid="010d0489"/>
    </style:style>
    <style:style style:name="P2" style:family="paragraph" style:parent-style-name="Standard">
      <style:paragraph-properties fo:line-height="100%"/>
      <style:text-properties fo:font-weight="bold" officeooo:rsid="010d0489" officeooo:paragraph-rsid="010d0489" style:font-weight-asian="bold" style:font-weight-complex="bold"/>
    </style:style>
    <style:style style:name="P3" style:family="paragraph" style:parent-style-name="Standard">
      <style:paragraph-properties fo:line-height="100%"/>
      <style:text-properties officeooo:rsid="010e2c3c" officeooo:paragraph-rsid="010e2c3c"/>
    </style:style>
    <style:style style:name="P4" style:family="paragraph" style:parent-style-name="Standard">
      <style:paragraph-properties fo:line-height="100%"/>
      <style:text-properties officeooo:paragraph-rsid="01108830"/>
    </style:style>
    <style:style style:name="P5" style:family="paragraph" style:parent-style-name="Standard">
      <style:paragraph-properties fo:line-height="150%"/>
      <style:text-properties officeooo:paragraph-rsid="011459c6"/>
    </style:style>
    <style:style style:name="P6" style:family="paragraph" style:parent-style-name="Standard">
      <style:text-properties officeooo:rsid="0110e3e6" officeooo:paragraph-rsid="011cbac3"/>
    </style:style>
    <style:style style:name="P7" style:family="paragraph" style:parent-style-name="Standard">
      <style:text-properties officeooo:rsid="0110e3e6" officeooo:paragraph-rsid="011459c6"/>
    </style:style>
    <style:style style:name="P8" style:family="paragraph" style:parent-style-name="Standard">
      <style:paragraph-properties fo:text-align="center" style:justify-single-word="false"/>
      <style:text-properties fo:font-style="italic" officeooo:paragraph-rsid="0112bacd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11459c6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0fe60c" officeooo:paragraph-rsid="011cbac3"/>
    </style:style>
    <style:style style:name="P11" style:family="paragraph" style:parent-style-name="Standard">
      <style:paragraph-properties fo:line-height="150%"/>
      <style:text-properties fo:font-style="normal" officeooo:paragraph-rsid="011cbac3" style:font-style-asian="normal" style:font-style-complex="normal"/>
    </style:style>
    <style:style style:name="P12" style:family="paragraph" style:parent-style-name="Standard">
      <style:text-properties fo:font-style="normal" officeooo:paragraph-rsid="011cbac3" style:font-style-asian="normal" style:font-style-complex="normal"/>
    </style:style>
    <style:style style:name="P13" style:family="paragraph" style:parent-style-name="Standard">
      <style:text-properties fo:font-size="18pt" officeooo:rsid="011f8832" officeooo:paragraph-rsid="011f8832"/>
    </style:style>
    <style:style style:name="P14" style:family="paragraph" style:parent-style-name="Standard">
      <style:text-properties fo:font-size="18pt" officeooo:rsid="011fe8ef" officeooo:paragraph-rsid="011fe8ef"/>
    </style:style>
    <style:style style:name="P15" style:family="paragraph" style:parent-style-name="Standard">
      <style:text-properties officeooo:paragraph-rsid="0112bacd"/>
    </style:style>
    <style:style style:name="P16" style:family="paragraph" style:parent-style-name="Standard">
      <style:text-properties officeooo:paragraph-rsid="011459c6"/>
    </style:style>
    <style:style style:name="P17" style:family="paragraph" style:parent-style-name="Standard">
      <style:text-properties officeooo:paragraph-rsid="011cbac3"/>
    </style:style>
    <style:style style:name="P18" style:family="paragraph" style:parent-style-name="Standard">
      <style:text-properties officeooo:paragraph-rsid="011fe8ef"/>
    </style:style>
    <style:style style:name="P19" style:family="paragraph" style:parent-style-name="Standard">
      <style:text-properties officeooo:rsid="011fe8ef" officeooo:paragraph-rsid="011fe8ef"/>
    </style:style>
    <style:style style:name="P20" style:family="paragraph" style:parent-style-name="Standard">
      <style:paragraph-properties fo:text-align="center" style:justify-single-word="false"/>
      <style:text-properties officeooo:paragraph-rsid="011fe8ef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8pt" fo:font-style="italic" fo:font-weight="normal" officeooo:paragraph-rsid="011fe8ef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text-properties officeooo:rsid="0121bcc4" officeooo:paragraph-rsid="0121bcc4"/>
    </style:style>
    <style:style style:name="P23" style:family="paragraph" style:parent-style-name="Table_20_Contents">
      <style:text-properties officeooo:rsid="010ef79b" officeooo:paragraph-rsid="010ef79b"/>
    </style:style>
    <style:style style:name="P24" style:family="paragraph" style:parent-style-name="Table_20_Contents">
      <style:paragraph-properties fo:text-align="center" style:justify-single-word="false"/>
      <style:text-properties officeooo:rsid="010ef79b" officeooo:paragraph-rsid="010ef79b"/>
    </style:style>
    <style:style style:name="P25" style:family="paragraph" style:parent-style-name="Table_20_Contents">
      <style:paragraph-properties fo:text-align="center" style:justify-single-word="false"/>
      <style:text-properties officeooo:paragraph-rsid="0112bacd"/>
    </style:style>
    <style:style style:name="P26" style:family="paragraph" style:parent-style-name="Table_20_Contents">
      <style:paragraph-properties fo:text-align="center" style:justify-single-word="false"/>
      <style:text-properties officeooo:paragraph-rsid="011459c6"/>
    </style:style>
    <style:style style:name="P27" style:family="paragraph" style:parent-style-name="Table_20_Contents">
      <style:paragraph-properties fo:text-align="center" style:justify-single-word="false"/>
      <style:text-properties officeooo:paragraph-rsid="010ef79b"/>
    </style:style>
    <style:style style:name="P28" style:family="paragraph" style:parent-style-name="Table_20_Contents">
      <style:paragraph-properties fo:text-align="center" style:justify-single-word="false"/>
      <style:text-properties officeooo:paragraph-rsid="011cbac3"/>
    </style:style>
    <style:style style:name="P29" style:family="paragraph" style:parent-style-name="Table_20_Contents">
      <style:paragraph-properties fo:text-align="center" style:justify-single-word="false"/>
      <style:text-properties officeooo:paragraph-rsid="011f8832"/>
    </style:style>
    <style:style style:name="P30" style:family="paragraph" style:parent-style-name="Table_20_Contents">
      <style:paragraph-properties fo:text-align="center" style:justify-single-word="false"/>
      <style:text-properties officeooo:paragraph-rsid="011fe8ef"/>
    </style:style>
    <style:style style:name="P31" style:family="paragraph" style:parent-style-name="Table_20_Contents">
      <style:paragraph-properties fo:text-align="center" style:justify-single-word="false"/>
      <style:text-properties officeooo:rsid="000fe60c" officeooo:paragraph-rsid="011cbac3"/>
    </style:style>
    <style:style style:name="P32" style:family="paragraph" style:parent-style-name="Table_20_Contents">
      <style:text-properties officeooo:paragraph-rsid="0112bacd"/>
    </style:style>
    <style:style style:name="P33" style:family="paragraph" style:parent-style-name="Table_20_Contents">
      <style:paragraph-properties fo:text-align="center" style:justify-single-word="false"/>
      <style:text-properties fo:font-size="18pt" officeooo:rsid="011b2f98" officeooo:paragraph-rsid="011b2f98"/>
    </style:style>
    <style:style style:name="P34" style:family="paragraph" style:parent-style-name="Table_20_Contents">
      <style:text-properties fo:font-size="18pt" officeooo:rsid="011f8832" officeooo:paragraph-rsid="011f8832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8pt" fo:font-style="normal" fo:font-weight="normal" officeooo:paragraph-rsid="011d8fd4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8pt" fo:font-style="normal" fo:font-weight="normal" officeooo:paragraph-rsid="011f8832" fo:background-color="transparent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8pt" fo:font-style="normal" fo:font-weight="normal" officeooo:paragraph-rsid="011fe8ef" fo:background-color="transparent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8pt" fo:font-style="normal" fo:font-weight="normal" officeooo:rsid="011657ab" officeooo:paragraph-rsid="011657ab" fo:background-color="transparent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Table_20_Contents">
      <style:text-properties officeooo:paragraph-rsid="011cbac3"/>
    </style:style>
    <style:style style:name="P40" style:family="paragraph" style:parent-style-name="Table_20_Contents">
      <style:text-properties officeooo:paragraph-rsid="011657ab"/>
    </style:style>
    <style:style style:name="P41" style:family="paragraph" style:parent-style-name="Table_20_Contents">
      <style:text-properties officeooo:paragraph-rsid="011fe8ef"/>
    </style:style>
    <style:style style:name="P42" style:family="paragraph" style:parent-style-name="Table_20_Contents">
      <style:text-properties officeooo:rsid="011fe8ef" officeooo:paragraph-rsid="011fe8ef"/>
    </style:style>
    <style:style style:name="P4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10c3fa5" officeooo:paragraph-rsid="0029ba73" style:font-size-asian="20pt" style:font-weight-asian="bold" style:font-size-complex="20pt" style:font-weight-complex="bold"/>
    </style:style>
    <style:style style:name="P44" style:family="paragraph" style:parent-style-name="Standard" style:list-style-name="tfPuce">
      <style:paragraph-properties fo:line-height="150%"/>
      <style:text-properties officeooo:paragraph-rsid="0112bacd"/>
    </style:style>
    <style:style style:name="P45" style:family="paragraph" style:parent-style-name="Standard" style:list-style-name="tfPuce">
      <style:paragraph-properties fo:line-height="150%"/>
      <style:text-properties officeooo:paragraph-rsid="01108830"/>
    </style:style>
    <style:style style:name="P46" style:family="paragraph" style:parent-style-name="Standard" style:list-style-name="tfPuce">
      <style:paragraph-properties fo:line-height="150%"/>
      <style:text-properties officeooo:rsid="01108830" officeooo:paragraph-rsid="01108830"/>
    </style:style>
    <style:style style:name="P47" style:family="paragraph" style:parent-style-name="Standard" style:list-style-name="tfPuce">
      <style:paragraph-properties fo:line-height="150%"/>
      <style:text-properties officeooo:rsid="0112bacd" officeooo:paragraph-rsid="0112bacd"/>
    </style:style>
    <style:style style:name="P48" style:family="paragraph" style:parent-style-name="Standard">
      <style:text-properties officeooo:rsid="011fe8ef" officeooo:paragraph-rsid="01241b11"/>
    </style:style>
    <style:style style:name="P49" style:family="paragraph" style:parent-style-name="Standard">
      <style:text-properties officeooo:rsid="01241b11" officeooo:paragraph-rsid="01241b11"/>
    </style:style>
    <style:style style:name="P50" style:family="paragraph" style:parent-style-name="Standard">
      <style:paragraph-properties fo:line-height="150%"/>
      <style:text-properties officeooo:rsid="01241b11" officeooo:paragraph-rsid="01241b11"/>
    </style:style>
    <style:style style:name="P51" style:family="paragraph" style:parent-style-name="Standard">
      <style:text-properties officeooo:paragraph-rsid="011fe8ef"/>
    </style:style>
    <style:style style:name="P52" style:family="paragraph" style:parent-style-name="Standard">
      <style:text-properties officeooo:paragraph-rsid="01241b11"/>
    </style:style>
    <style:style style:name="P53" style:family="paragraph" style:parent-style-name="tfTitre_20_1_29_">
      <style:text-properties officeooo:paragraph-rsid="0112bacd"/>
    </style:style>
    <style:style style:name="P54" style:family="paragraph" style:parent-style-name="tfTitre_20_1_29_">
      <style:text-properties officeooo:rsid="011459c6" officeooo:paragraph-rsid="011459c6"/>
    </style:style>
    <style:style style:name="P55" style:family="paragraph" style:parent-style-name="tfTitre_20_1_29_">
      <style:paragraph-properties fo:break-before="page"/>
    </style:style>
    <style:style style:name="P56" style:family="paragraph" style:parent-style-name="tfTitre_20_1_29_">
      <style:paragraph-properties fo:break-before="page"/>
      <style:text-properties officeooo:paragraph-rsid="011cbac3"/>
    </style:style>
    <style:style style:name="P57" style:family="paragraph" style:parent-style-name="tfTitre_20_I_29_">
      <style:text-properties fo:text-transform="uppercase" style:font-name="Arial1" fo:font-size="22pt" fo:font-style="italic" fo:font-weight="bold" officeooo:rsid="010c3fa5" officeooo:paragraph-rsid="010c3fa5" style:font-size-asian="20pt" style:font-weight-asian="bold" style:font-size-complex="20pt" style:font-weight-complex="bold"/>
    </style:style>
    <style:style style:name="P58" style:family="paragraph" style:parent-style-name="tfTitre_20_I_29_">
      <style:paragraph-properties fo:break-before="page"/>
    </style:style>
    <style:style style:name="P59" style:family="paragraph" style:parent-style-name="tfTitre_20_I_29_">
      <style:paragraph-properties fo:break-before="page"/>
      <style:text-properties officeooo:paragraph-rsid="0125d640"/>
    </style:style>
    <style:style style:name="P60" style:family="paragraph" style:parent-style-name="tfTitre_20_a_29_">
      <style:text-properties officeooo:rsid="01241b11" officeooo:paragraph-rsid="01241b11"/>
    </style:style>
    <style:style style:name="P61" style:family="paragraph">
      <loext:graphic-properties draw:fill-color="#ffffff" draw:opacity="10%"/>
      <style:paragraph-properties fo:text-align="center"/>
    </style:style>
    <style:style style:name="P62" style:family="paragraph">
      <style:paragraph-properties fo:text-align="center"/>
    </style:style>
    <style:style style:name="P63" style:family="paragraph">
      <loext:graphic-properties draw:fill="bitmap" draw:fill-color="#ffffff" draw:fill-image-name="Empty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officeooo:rsid="01108830"/>
    </style:style>
    <style:style style:name="T3" style:family="text">
      <style:text-properties fo:font-size="18pt" officeooo:rsid="0112bacd"/>
    </style:style>
    <style:style style:name="T4" style:family="text">
      <style:text-properties fo:font-size="18pt" officeooo:rsid="011657ab"/>
    </style:style>
    <style:style style:name="T5" style:family="text">
      <style:text-properties fo:font-size="18pt" officeooo:rsid="011b2f98"/>
    </style:style>
    <style:style style:name="T6" style:family="text">
      <style:text-properties fo:font-size="18pt" officeooo:rsid="011f8832"/>
    </style:style>
    <style:style style:name="T7" style:family="text">
      <style:text-properties fo:font-size="18pt" officeooo:rsid="011fe8ef"/>
    </style:style>
    <style:style style:name="T8" style:family="text">
      <style:text-properties fo:font-size="18pt" officeooo:rsid="0121bcc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108830" style:font-weight-asian="bold" style:font-weight-complex="bold"/>
    </style:style>
    <style:style style:name="T12" style:family="text">
      <style:text-properties fo:font-weight="bold" officeooo:rsid="011fe8ef" style:font-weight-asian="bold" style:font-weight-complex="bold"/>
    </style:style>
    <style:style style:name="T13" style:family="text">
      <style:text-properties officeooo:rsid="010ef79b"/>
    </style:style>
    <style:style style:name="T14" style:family="text">
      <style:text-properties officeooo:rsid="01108830"/>
    </style:style>
    <style:style style:name="T15" style:family="text">
      <style:text-properties fo:font-variant="normal" fo:text-transform="none" fo:color="#000000" style:font-name="Times New Roman1" fo:font-size="18pt" fo:font-style="normal" fo:font-weight="normal" officeooo:rsid="011fe8ef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11b2f98"/>
    </style:style>
    <style:style style:name="T18" style:family="text">
      <style:text-properties officeooo:rsid="011fe8ef"/>
    </style:style>
    <style:style style:name="T19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draw:marker-start-width="0.344cm" draw:marker-end-width="0.344cm" draw:marker-end-center="false" svg:stroke-linecap="round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draw:marker-start="Arrow" draw:marker-start-width="0.199cm" draw:marker-end-width="0.344cm" draw:marker-end-center="false" svg:stroke-linecap="round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bitmap" draw:fill-color="#ffffff" draw:fill-image-name="Empty" fo:min-height="0.732cm" style:run-through="foreground"/>
      <style:paragraph-properties style:writing-mode="lr-tb"/>
    </style:style>
    <style:style style:name="gr6" style:family="graphic">
      <style:graphic-properties style:run-through="foreground"/>
    </style:style>
    <style:style style:name="gr7" style:family="graphic">
      <style:graphic-properties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8" style:family="graphic">
      <style:graphic-properties draw:stroke="solid"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roportionnalité</text:p>
      <text:p text:style-name="Standard"/>
      <text:list xml:id="list817461822" text:style-name="tfNum_20_I_29_">
        <text:list-item>
          <text:p text:style-name="P57">Grandeurs proportionnelles</text:p>
        </text:list-item>
      </text:list>
      <text:p text:style-name="P2">Définition</text:p>
      <text:p text:style-name="tfCours">Deux grandeurs sont proportionnelles lorsque les valeurs de l'une peuvent être obtenues en multipliant les valeurs de l'autre par un nombre fixe appelé « coefficient de proportionnalité ».</text:p>
      <text:p text:style-name="P1"/>
      <text:p text:style-name="P3"><text:span text:style-name="T10">Ex </text:span><text:span text:style-name="T11">1</text:span><text:span text:style-name="T10"> :</text:span> <text:span text:style-name="T13">Dans le tableau de proportionnalité ci-dessous, quel est le coefficient de proportionnalité ?</text:span></text:p>
      <table:table table:name="Tableau1" table:style-name="Tableau1">
        <table:table-column table:style-name="Tableau1.A"/>
        <table:table-column table:style-name="Tableau1.B" table:number-columns-repeated="5"/>
        <table:table-row>
          <table:table-cell table:style-name="Tableau1.A1" office:value-type="string">
            <text:p text:style-name="P23">Nombre de gaufres</text:p>
          </table:table-cell>
          <table:table-cell table:style-name="Tableau1.A1" office:value-type="string">
            <text:p text:style-name="P24">2</text:p>
          </table:table-cell>
          <table:table-cell table:style-name="Tableau1.A1" office:value-type="string">
            <text:p text:style-name="P24">5</text:p>
          </table:table-cell>
          <table:table-cell table:style-name="Tableau1.A1" office:value-type="string">
            <text:p text:style-name="P24">10</text:p>
          </table:table-cell>
          <table:table-cell table:style-name="Tableau1.A1" office:value-type="string">
            <text:p text:style-name="P24">20</text:p>
          </table:table-cell>
          <table:table-cell table:style-name="Tableau1.F1" office:value-type="string">
            <text:p text:style-name="P24">25</text:p>
          </table:table-cell>
        </table:table-row>
        <table:table-row>
          <table:table-cell table:style-name="Tableau1.A2" office:value-type="string">
            <text:p text:style-name="P23">Prix (€)</text:p>
          </table:table-cell>
          <table:table-cell table:style-name="Tableau1.A2" office:value-type="string">
            <text:p text:style-name="P33">1,5</text:p>
          </table:table-cell>
          <table:table-cell table:style-name="Tableau1.A2" office:value-type="string">
            <text:p text:style-name="P27"><text:span text:style-name="T5">3</text:span><text:span text:style-name="T13">,</text:span><text:span text:style-name="T17">7</text:span><text:span text:style-name="T13">5</text:span></text:p>
          </table:table-cell>
          <table:table-cell table:style-name="Tableau1.A2" office:value-type="string">
            <text:p text:style-name="P27"><text:span text:style-name="T5">7,</text:span><text:span text:style-name="T13">5</text:span></text:p>
          </table:table-cell>
          <table:table-cell table:style-name="Tableau1.A2" office:value-type="string">
            <text:p text:style-name="P33">15</text:p>
          </table:table-cell>
          <table:table-cell table:style-name="Tableau1.F2" office:value-type="string">
            <text:p text:style-name="P27"><text:span text:style-name="T5">18</text:span><text:span text:style-name="T13">,</text:span><text:span text:style-name="T17">7</text:span><text:span text:style-name="T13">5</text:span></text:p>
          </table:table-cell>
        </table:table-row>
      </table:table>
      <text:p text:style-name="P3"/>
      <text:p text:style-name="P4"><text:span text:style-name="T11">Ex 2 :</text:span><text:span text:style-name="T14"> </text:span><text:span text:style-name="T2">L</text:span><text:span text:style-name="T14">es grandeurs ci-dessous sont-elles proportionnelles ?</text:span></text:p>
      <text:list xml:id="list2503172838" text:style-name="tfPuce">
        <text:list-item>
          <text:p text:style-name="P44"><text:span text:style-name="T14">Le nombre de litres d’un plein d’essence et </text:span><text:span text:style-name="T3">le prix à payer</text:span></text:p>
        </text:list-item>
        <text:list-item>
          <text:p text:style-name="P46">Le nombre de cheveux d’un enfant et son âge</text:p>
        </text:list-item>
        <text:list-item>
          <text:p text:style-name="P46">Le nombre de Kapla empilés à plat et la hauteur de la pile</text:p>
        </text:list-item>
        <text:list-item>
          <text:p text:style-name="P45"><text:span text:style-name="T2">Un</text:span><text:span text:style-name="T14"> volume d’eau et son poids</text:span></text:p>
        </text:list-item>
        <text:list-item>
          <text:p text:style-name="P47">La durée d’une partie de foot et le nombre de buts</text:p>
        </text:list-item>
      </text:list>
      <text:p text:style-name="P4"/>
      <text:list xml:id="list213816038189882" text:continue-list="list817461822" text:style-name="tfNum_20_I_29_">
        <text:list-item>
          <text:p text:style-name="P58">Compléter un tableau<text:line-break/>de proportionnalité</text:p>
        </text:list-item>
      </text:list>
      <text:list xml:id="list631973847" text:style-name="tfNum_20_1_29_">
        <text:list-item text:start-value="1">
          <text:p text:style-name="tfTitre_20_1_29_">En utilisant la proportionnalité des lignes</text:p>
        </text:list-item>
      </text:list>
      <text:p text:style-name="P15"><text:span text:style-name="T10">Ex :</text:span> 12 m de tissus coûtent 4 €. Combien coûtent 30 m ?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2"><draw:g text:anchor-type="paragraph" draw:z-index="0" draw:style-name="gr2"><draw:path draw:style-name="gr8" draw:text-style-name="P62" svg:width="0.493cm" svg:height="0.833cm" svg:x="11.056cm" svg:y="0.436cm" svg:viewBox="0 0 494 834" svg:d="M0 0c201 0 496 132 494 397s-239 437-494 437"><text:p/></draw:path></draw:g>Longueur de tissus (m)</text:p>
          </table:table-cell>
          <table:table-cell table:style-name="Tableau6.A1" office:value-type="string">
            <text:p text:style-name="P25"><text:span text:style-name="tfMasqué"/></text:p>
          </table:table-cell>
          <table:table-cell table:style-name="Tableau6.C1" office:value-type="string">
            <text:p text:style-name="P25"><text:span text:style-name="tfMasqué"/></text:p>
          </table:table-cell>
        </table:table-row>
        <table:table-row>
          <table:table-cell table:style-name="Tableau6.A2" office:value-type="string">
            <text:p text:style-name="P32">Prix (€)</text:p>
          </table:table-cell>
          <table:table-cell table:style-name="Tableau6.A2" office:value-type="string">
            <text:p text:style-name="P25"><text:span text:style-name="tfMasqué"/></text:p>
          </table:table-cell>
          <table:table-cell table:style-name="Tableau6.C2" office:value-type="string">
            <text:p text:style-name="P8"><text:span text:style-name="tfMasqué"><text:span text:style-name="T9"/></text:span></text:p>
          </table:table-cell>
        </table:table-row>
      </table:table>
      <text:p text:style-name="P15"/>
      <text:p text:style-name="P15">30 m de tissus coûtent donc </text:p>
      <text:p text:style-name="P15"/>
      <text:p text:style-name="P15"/>
      <text:list xml:id="list213815502988574" text:continue-numbering="true" text:style-name="tfNum_20_1_29_">
        <text:list-item>
          <text:p text:style-name="P53">En utilisant la proportionnalité des colonnes</text:p>
        </text:list-item>
      </text:list>
      <text:p text:style-name="P15"><text:span text:style-name="T10">Ex :</text:span> 11 kg de bananes coûtent 13 €. Combien coûtent 22 kg ?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2">Masse de bananes (kg)</text:p>
          </table:table-cell>
          <table:table-cell table:style-name="Tableau7.A1" office:value-type="string">
            <text:p text:style-name="P25"><text:span text:style-name="tfMasqué"/></text:p>
          </table:table-cell>
          <table:table-cell table:style-name="Tableau7.C1" office:value-type="string">
            <text:p text:style-name="P25"><text:span text:style-name="tfMasqué"/></text:p>
          </table:table-cell>
        </table:table-row>
        <table:table-row>
          <table:table-cell table:style-name="Tableau7.A2" office:value-type="string">
            <text:p text:style-name="P32">Prix (€)</text:p>
          </table:table-cell>
          <table:table-cell table:style-name="Tableau7.A2" office:value-type="string">
            <text:p text:style-name="P25"><text:span text:style-name="tfMasqué"/></text:p>
          </table:table-cell>
          <table:table-cell table:style-name="Tableau7.C2" office:value-type="string">
            <text:p text:style-name="P8"><text:span text:style-name="tfMasqué"><text:span text:style-name="T9"/></text:span></text:p>
          </table:table-cell>
        </table:table-row>
      </table:table>
      <text:p text:style-name="P15"><draw:g text:anchor-type="paragraph" draw:z-index="1" draw:style-name="gr2"><draw:path draw:style-name="gr7" draw:text-style-name="P62" svg:width="1.578cm" svg:height="0.507cm" svg:x="8.311cm" svg:y="0.127cm" svg:viewBox="0 0 1579 508" svg:d="M0 12c3 205 257 502 757 496s826-250 822-508"><text:p/></draw:path></draw:g></text:p>
      <text:p text:style-name="P15"/>
      <text:p text:style-name="P15">22 kg de bananes coûtent donc </text:p>
      <text:list xml:id="list213815723196617" text:continue-numbering="true" text:style-name="tfNum_20_1_29_">
        <text:list-item>
          <text:p text:style-name="P56">En additionnant deux colonnes</text:p>
        </text:list-item>
      </text:list>
      <text:p text:style-name="P17"><text:span text:style-name="T10">Ex :</text:span> D'après le tarif ci-dessous, combien une famille de 7 personnes doit-elle payer pour entrer dans le musée ?</text:p>
      <text:p text:style-name="P12"/>
      <table:table table:name="Tableau4" table:style-name="Tableau4">
        <table:table-column table:style-name="Tableau4.A"/>
        <table:table-column table:style-name="Tableau4.B" table:number-columns-repeated="3"/>
        <table:table-row>
          <table:table-cell table:style-name="Tableau4.A1" office:value-type="string">
            <text:p text:style-name="P39"><draw:g text:anchor-type="paragraph" draw:z-index="3" draw:style-name="gr2"><draw:path draw:style-name="gr3" draw:text-style-name="P62" svg:width="0.362cm" svg:height="1.105cm" draw:transform="rotate (1.5707963267949) translate (7.25118055555555cm 2.32651059182331cm)" svg:viewBox="0 0 363 1106" svg:d="M363 1106c0 0-363-263-363-517s32-232 43-262c12-30 296-339 320-327"><text:p/></draw:path><draw:path draw:style-name="gr4" draw:text-style-name="P62" svg:width="1.098cm" svg:height="2.507cm" draw:transform="rotate (1.5707963267949) translate (7.92691666666667cm 3.01848063618017cm)" svg:viewBox="0 0 1099 2508" svg:d="M1099 2508c-636-158-954-555-1073-1171-118-616 192-1337 364-1337"><text:p/></draw:path><draw:frame draw:style-name="gr5" draw:text-style-name="P63" svg:width="0.53cm" svg:height="0.733cm" draw:transform="rotate (-3.14159265358979) translate (8.080375cm 2.77283333333333cm)"><draw:text-box><text:p text:style-name="P62"><text:span text:style-name="T20">+</text:span></text:p></draw:text-box></draw:frame></draw:g>Nombre de personnes</text:p>
          </table:table-cell>
          <table:table-cell table:style-name="Tableau4.A1" office:value-type="string">
            <text:p text:style-name="P28">2</text:p>
          </table:table-cell>
          <table:table-cell table:style-name="Tableau4.A1" office:value-type="string">
            <text:p text:style-name="P28">5</text:p>
          </table:table-cell>
          <table:table-cell table:style-name="Tableau4.D1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9">Prix (€)</text:p>
          </table:table-cell>
          <table:table-cell table:style-name="Tableau4.A2" office:value-type="string">
            <text:p text:style-name="P28">4,6</text:p>
          </table:table-cell>
          <table:table-cell table:style-name="Tableau4.A2" office:value-type="string">
            <text:p text:style-name="P28">11,5</text:p>
          </table:table-cell>
          <table:table-cell table:style-name="Tableau4.D2" office:value-type="string">
            <text:p text:style-name="P10"/>
          </table:table-cell>
        </table:table-row>
      </table:table>
      <text:p text:style-name="P12"/>
      <text:p text:style-name="P11"/>
      <text:p text:style-name="P17">Une famille de 7 personnes doit donc payer </text:p>
      <text:p text:style-name="P6"/>
      <text:p text:style-name="P6"/>
      <text:list xml:id="list213816085442833" text:continue-numbering="true" text:style-name="tfNum_20_1_29_">
        <text:list-item>
          <text:p text:style-name="P54">En passant par l’unité</text:p>
        </text:list-item>
      </text:list>
      <text:p text:style-name="P18"><text:span text:style-name="T10">Ex :</text:span> <text:span text:style-name="T6">Pour faire des crèpes pour 6 personnes, j’utilise 140 cl de lait</text:span>.</text:p>
      <text:p text:style-name="P18"><text:span text:style-name="T7">Et</text:span><text:span text:style-name="T6"> pour 15 personnes</text:span> ?</text:p>
      <text:p text:style-name="P16"/>
      <text:p text:style-name="P16"><draw:g text:anchor-type="paragraph" draw:z-index="2" draw:style-name="gr2"><draw:g draw:style-name="gr6"><draw:path draw:style-name="gr7" draw:text-style-name="P62" svg:width="1.656cm" svg:height="0.507cm" draw:transform="rotate (-3.14159265358979) translate (9.19896646222283cm 0.627638888888898cm)" svg:viewBox="0 0 1657 508" svg:d="M1657 12c-3 205-270 502-795 496-524-6-866-250-862-508"><text:p/></draw:path></draw:g><draw:g draw:style-name="gr6"><draw:path draw:style-name="gr7" draw:text-style-name="P62" svg:width="1.656cm" svg:height="0.507cm" draw:transform="rotate (-3.14159265358979) translate (11.1410081288895cm 0.627638888888898cm)" svg:viewBox="0 0 1657 508" svg:d="M1657 12c-3 205-270 502-795 496-524-6-866-250-862-508"><text:p/></draw:path></draw:g></draw:g></text:p>
      <table:table table:name="Tableau2" table:style-name="Tableau2">
        <table:table-column table:style-name="Tableau2.A"/>
        <table:table-column table:style-name="Tableau2.B" table:number-columns-repeated="3"/>
        <table:table-row>
          <table:table-cell table:style-name="Tableau2.A1" office:value-type="string">
            <text:p text:style-name="P40"><text:span text:style-name="T4">Nombre d</text:span><text:span text:style-name="T6">e personnes</text:span></text:p>
          </table:table-cell>
          <table:table-cell table:style-name="Tableau2.A1" office:value-type="string">
            <text:p text:style-name="P35"><text:span text:style-name="tfMasqué"/></text:p>
          </table:table-cell>
          <table:table-cell table:style-name="Tableau2.A1" office:value-type="string">
            <text:p text:style-name="P38"/>
          </table:table-cell>
          <table:table-cell table:style-name="Tableau2.D1" office:value-type="string">
            <text:p text:style-name="P36"><text:span text:style-name="tfMasqué"/></text:p>
          </table:table-cell>
        </table:table-row>
        <table:table-row table:style-name="Tableau2.2">
          <table:table-cell table:style-name="Tableau2.A2" office:value-type="string">
            <text:p text:style-name="P34">Quantité de lait (cl)</text:p>
          </table:table-cell>
          <table:table-cell table:style-name="Tableau2.A2" office:value-type="string">
            <text:p text:style-name="P29"><text:span text:style-name="tfMasqué"/></text:p>
          </table:table-cell>
          <table:table-cell table:style-name="Tableau2.A2" office:value-type="string">
            <text:p text:style-name="P26"/>
          </table:table-cell>
          <table:table-cell table:style-name="Tableau2.D2" office:value-type="string">
            <text:p text:style-name="P9"><text:span text:style-name="tfMasqué"><text:span text:style-name="T16"/></text:span></text:p>
          </table:table-cell>
        </table:table-row>
      </table:table>
      <text:p text:style-name="P5"/>
      <text:p text:style-name="P13">La quantité de lait nécessaire est : </text:p>
      <text:p text:style-name="P16"/>
      <text:p text:style-name="P7"/>
      <text:list xml:id="list213814469288343" text:continue-list="list213816038189882" text:style-name="tfNum_20_I_29_">
        <text:list-item>
          <text:p text:style-name="P59">Exemples d’application</text:p>
        </text:list-item>
      </text:list>
      <text:list xml:id="list213816580582494" text:continue-list="list213816085442833" text:style-name="tfNum_20_1_29_">
        <text:list-item text:start-value="1">
          <text:p text:style-name="tfTitre_20_1_29_">Pourcentages</text:p>
        </text:list-item>
      </text:list>
      <text:p text:style-name="P49">Les pourcentages traduisent des situations de proportionnalité !</text:p>
      <text:p text:style-name="P49"/>
      <text:p text:style-name="P18"><text:span text:style-name="T10">Ex :</text:span> Dans une classe de <text:span text:style-name="T7">25</text:span> élèves, 40 % sont des filles.</text:p>
      <text:p text:style-name="P18">Combien y a-t-il de filles ?</text:p>
      <text:p text:style-name="P18"><draw:rect text:anchor-type="paragraph" draw:z-index="4" draw:style-name="gr1" draw:text-style-name="P61" svg:width="1.906cm" svg:height="2.042cm" svg:x="11.894cm" svg:y="0.732cm"><text:p/></draw:rect></text:p>
      <text:list xml:id="list3858056824" text:style-name="tfNum_20_a_29_">
        <text:list-item>
          <text:p text:style-name="P60">Méthode 1 : Avec un tableau de proportionnalité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1">Nombre de filles</text:p>
          </table:table-cell>
          <table:table-cell table:style-name="Tableau3.A1" office:value-type="string">
            <text:p text:style-name="P21"><text:span text:style-name="tfMasqué"/></text:p>
          </table:table-cell>
          <table:table-cell table:style-name="Tableau3.C1">
            <text:p text:style-name="P20"><text:span text:style-name="tfMasqué"/></text:p>
          </table:table-cell>
        </table:table-row>
        <table:table-row>
          <table:table-cell table:style-name="Tableau3.A2" office:value-type="string">
            <text:p text:style-name="P41">Nombre total d'élèves</text:p>
          </table:table-cell>
          <table:table-cell table:style-name="Tableau3.B2" office:value-type="string">
            <text:p text:style-name="P37"><text:span text:style-name="tfMasqué"/></text:p>
          </table:table-cell>
          <table:table-cell table:style-name="Tableau3.C2" office:value-type="string">
            <text:p text:style-name="P30"><text:span text:style-name="tfMasqué"><text:span text:style-name="T15"/></text:span></text:p>
          </table:table-cell>
        </table:table-row>
      </table:table>
      <text:p text:style-name="P19"/>
      <text:p text:style-name="P19"/>
      <text:p text:style-name="P14">Dans cette classe, il y a donc <text:s text:c="8"/>filles</text:p>
      <text:p text:style-name="P19"/>
      <text:list xml:id="list213815464361032" text:continue-numbering="true" text:style-name="tfNum_20_a_29_">
        <text:list-item>
          <text:p text:style-name="P60">Méthode 2 : En « appliquant » directement le pourcentage</text:p>
        </text:list-item>
      </text:list>
      <text:p text:style-name="P50">Les filles représentent 40 % des 25 élèves de la classe.</text:p>
      <text:p text:style-name="P50">Le nombre de filles est donc : <draw:frame draw:style-name="fr1" draw:name="Objet3" text:anchor-type="as-char" svg:y="-0.958cm" svg:width="3.122cm" svg:height="1.558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48"><text:span text:style-name="T1">Dans cette classe, il y a donc <text:s text:c="8"/>filles</text:span></text:p>
      <text:p text:style-name="P48"/>
      <text:list xml:id="list213815657388682" text:continue-list="list213816580582494" text:style-name="tfNum_20_1_29_">
        <text:list-item>
          <text:p text:style-name="P55">Echelles d’un plan</text:p>
        </text:list-item>
      </text:list>
      <text:p text:style-name="tfCours">L’échelle d’un plan est le quotient : <draw:frame draw:style-name="fr2" draw:name="Objet1" text:anchor-type="as-char" svg:y="-0.958cm" svg:width="5.36cm" svg:height="1.558cm" draw:z-index="5"><draw:object xlink:href="./Object 1" xlink:type="simple" xlink:show="embed" xlink:actuate="onLoad"/><draw:image xlink:href="./ObjectReplacements/Object 1" xlink:type="simple" xlink:show="embed" xlink:actuate="onLoad"/></draw:frame><text:s text:c="3"/><text:span text:style-name="T19">(dans la même unité !)</text:span></text:p>
      <text:p text:style-name="P19"/>
      <text:p text:style-name="P18"><text:span text:style-name="T12">Ex :</text:span><text:span text:style-name="T18"> Un plan est à l’échelle </text:span><text:span text:style-name="T18"><draw:frame draw:style-name="fr2" draw:name="Objet2" text:anchor-type="as-char" svg:y="-0.958cm" svg:width="1.429cm" svg:height="1.558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<text:p text:style-name="P18"><text:span text:style-name="T7">Je veux </text:span><text:span text:style-name="T8">dessiner</text:span><text:span text:style-name="T7"> un</text:span><text:span text:style-name="T18"> mur qui fait 10 m de long. Combien doit-il mesurer sur le plan ?</text:span></text:p>
      <text:p text:style-name="P18"/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P42">Distance sur le plan (cm)</text:p>
          </table:table-cell>
          <table:table-cell table:style-name="Tableau5.A1" office:value-type="string">
            <text:p text:style-name="Table_20_Contents"/>
          </table:table-cell>
          <table:table-cell table:style-name="Tableau5.C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2">Distance réelle (cm)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</table:table>
      <text:p text:style-name="Standard"/>
      <text:p text:style-name="P22">Sur le plan, ce mur doit faire <text:s text:c="9"/>cm de lo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03cm" draw:dots2="1" draw:dots2-length="0.003cm" draw:distance="0.003cm"/>
    <draw:stroke-dash draw:name="Dashed_20__28_var_29__20_11" draw:display-name="Dashed (var) 11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3cm" draw:dots2="1" draw:dots2-length="0.003cm" draw:distance="0.003cm"/>
    <draw:stroke-dash draw:name="Dashed_20__28_var_29__20_13" draw:display-name="Dashed (var) 13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03cm" draw:dots2="1" draw:dots2-length="0.003cm" draw:distance="0.003cm"/>
    <draw:stroke-dash draw:name="Dashed_20__28_var_29__20_15" draw:display-name="Dashed (var) 15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03cm" draw:dots2="1" draw:dots2-length="0.003cm" draw:distance="0.003cm"/>
    <draw:stroke-dash draw:name="Dashed_20__28_var_29__20_6" draw:display-name="Dashed (var) 6" draw:style="rect" draw:dots1="1" draw:dots1-length="0.003cm" draw:dots2="1" draw:dots2-length="0.003cm" draw:distance="0.003cm"/>
    <draw:stroke-dash draw:name="Dashed_20__28_var_29__20_7" draw:display-name="Dashed (var) 7" draw:style="rect" draw:dots1="1" draw:dots1-length="0.003cm" draw:dots2="1" draw:dots2-length="0.003cm" draw:distance="0.003cm"/>
    <draw:stroke-dash draw:name="Dashed_20__28_var_29__20_8" draw:display-name="Dashed (var) 8" draw:style="rect" draw:dots1="1" draw:dots1-length="0.003cm" draw:dots2="1" draw:dots2-length="0.003cm" draw:distance="0.003cm"/>
    <draw:stroke-dash draw:name="Dashed_20__28_var_29__20_9" draw:display-name="Dashed (var) 9" draw:style="rect" draw:dots1="1" draw:dots1-length="0.003cm" draw:dots2="1" draw:dots2-length="0.003cm" draw:distance="0.003cm"/>
    <draw:stroke-dash draw:name="Double_20_Dash" draw:display-name="Double Dash" draw:style="rect" draw:dots1="1" draw:dots1-length="624%" draw:dots2="1" draw:dots2-length="624%" draw:distance="283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1DT58M34S</meta:editing-duration>
    <meta:editing-cycles>209</meta:editing-cycles>
    <meta:generator>LibreOffice/6.4.6.2$Linux_X86_64 LibreOffice_project/40$Build-2</meta:generator>
    <meta:initial-creator>Véronique et Thibaud FONTANET</meta:initial-creator>
    <dc:date>2021-03-29T21:38:14.235570689</dc:date>
    <meta:print-date>2015-03-21T18:42:51.093000000</meta:print-date>
    <meta:document-statistic meta:table-count="7" meta:image-count="0" meta:object-count="3" meta:page-count="5" meta:paragraph-count="69" meta:word-count="433" meta:character-count="2278" meta:non-whitespace-character-count="18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frac>
      <mtext>distance sur le plan</mtext>
      <mtext>distance réelle</mtext>
    </mfrac>
    <annotation encoding="StarMath 5.0">{alignc {"distance sur le plan"}over{"distance réelle"}}%%&lt;cmathArbre&gt;«/­«""­distance sur le plan»­«""­distance réelle»»&lt;/cmathArbre&gt;&lt;cmathFormule&gt;"distance sur le plan"/"distance réelle"&lt;/cmathFormule&gt;</annotation>
  </semantics>
</math>
</file>

<file path=Object 2/content.xml><?xml version="1.0" encoding="utf-8"?>
<math xmlns="http://www.w3.org/1998/Math/MathML" display="block">
  <semantics>
    <mfrac>
      <mn>1</mn>
      <mn>250</mn>
    </mfrac>
    <annotation encoding="StarMath 5.0">{alignc {1}over{250}}%%&lt;cmathArbre&gt;«/­1­250»&lt;/cmathArbre&gt;&lt;cmathFormule&gt;1/250&lt;/cmathFormule&gt;</annotation>
  </semantics>
</math>
</file>

<file path=Object 3/content.xml><?xml version="1.0" encoding="utf-8"?>
<math xmlns="http://www.w3.org/1998/Math/MathML" display="block">
  <semantics>
    <mrow>
      <mrow>
        <mfrac>
          <mn>40</mn>
          <mn>100</mn>
        </mfrac>
        <mo stretchy="false">×</mo>
        <mn>25</mn>
      </mrow>
      <mo stretchy="false">=</mo>
      <mrow/>
    </mrow>
    <annotation encoding="StarMath 5.0">{{{alignc {40}over{100}}} times 25}={}%%&lt;cmathArbre&gt;«=­«*­«{}­«/­40­100»»­25»­»&lt;/cmathArbre&gt;&lt;cmathFormule&gt;{40/100}*25=&lt;/cmathFormule&gt;</annotation>
  </semantics>
</math>
</file>